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ELCMUB+CMR12" svg:font-family="ELCMUB+CMR12"/>
    <style:font-face style:name="FEBRPC+CMBX12" svg:font-family="FEBRPC+CMBX12"/>
    <style:font-face style:name="HKNZKO+CMTI12" svg:font-family="HKNZKO+CMTI12"/>
    <style:font-face style:name="OpenSymbol" svg:font-family="OpenSymbol"/>
    <style:font-face style:name="QEAZUR+CMR10" svg:font-family="QEAZUR+CMR10"/>
    <style:font-face style:name="RGNVTW+CMTT12" svg:font-family="RGNVTW+CMTT12" style:font-family-generic="modern"/>
    <style:font-face style:name="Arial" svg:font-family="Arial" style:font-family-generic="swiss"/>
    <style:font-face style:name="arial" svg:font-family="arial" style:font-family-generic="swiss"/>
    <style:font-face style:name="Monospace" svg:font-family="Monospace"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fo:text-align="center" style:justify-single-word="false" fo:background-color="transparent" style:text-autospace="none">
        <style:background-image/>
      </style:paragraph-properties>
      <style:text-properties style:font-name="Arial1" fo:font-size="12pt" style:font-name-asian="RGNVTW+CMTT12" style:font-size-asian="12pt" style:font-name-complex="RGNVTW+CMTT12" style:font-size-complex="12pt"/>
    </style:style>
    <style:style style:name="P3"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24pt" style:font-name-asian="FEBRPC+CMBX12" style:font-size-asian="24pt" style:font-name-complex="FEBRPC+CMBX12" style:font-size-complex="24pt"/>
    </style:style>
    <style:style style:name="P4"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font-name-asian="RGNVTW+CMTT12" style:font-size-asian="12pt" style:font-name-complex="RGNVTW+CMTT12" style:font-size-complex="12pt"/>
    </style:style>
    <style:style style:name="P5"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font-name-asian="FEBRPC+CMBX12" style:font-size-asian="12pt" style:font-name-complex="FEBRPC+CMBX12" style:font-size-complex="12pt"/>
    </style:style>
    <style:style style:name="P6"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font-size-asian="12pt" style:font-size-complex="12pt"/>
    </style:style>
    <style:style style:name="P7"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text-underline-style="none" style:font-name-asian="RGNVTW+CMTT12" style:font-size-asian="12pt" style:font-name-complex="RGNVTW+CMTT12" style:font-size-complex="12pt"/>
    </style:style>
    <style:style style:name="P8"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0pt" style:font-name-asian="QEAZUR+CMR10" style:font-size-asian="10pt" style:font-name-complex="QEAZUR+CMR10" style:font-size-complex="10pt"/>
    </style:style>
    <style:style style:name="P9" style:family="paragraph" style:parent-style-name="Standard">
      <style:paragraph-properties fo:margin-top="0in" fo:margin-bottom="0in" fo:text-align="center" style:justify-single-word="false" fo:background-color="transparent">
        <style:background-image/>
      </style:paragraph-properties>
      <style:text-properties style:use-window-font-color="true" style:font-name="Arial"/>
    </style:style>
    <style:style style:name="P10" style:family="paragraph" style:parent-style-name="Standard">
      <style:paragraph-properties fo:margin-top="0in" fo:margin-bottom="0in" fo:text-align="start" style:justify-single-word="false" fo:background-color="transparent">
        <style:background-image/>
      </style:paragraph-properties>
      <style:text-properties style:use-window-font-color="true" style:font-name="Arial"/>
    </style:style>
    <style:style style:name="P11" style:family="paragraph" style:parent-style-name="Standard">
      <style:text-properties style:font-name="Arial" fo:font-size="12pt" style:font-size-asian="12pt" style:font-size-complex="12pt"/>
    </style:style>
    <style:style style:name="P12" style:family="paragraph" style:parent-style-name="Standard">
      <style:text-properties fo:color="#000000" style:font-name="Arial" fo:font-size="12pt" fo:background-color="transparent" style:font-size-asian="12pt" style:font-size-complex="12pt"/>
    </style:style>
    <style:style style:name="P13" style:family="paragraph" style:parent-style-name="Standard">
      <style:text-properties fo:color="#000000" style:font-name="Arial" fo:font-size="12pt" fo:font-style="normal" fo:background-color="transparent" style:font-name-asian="Monospace" style:font-size-asian="12pt" style:font-style-asian="normal" style:font-name-complex="Monospace" style:font-size-complex="12pt" style:font-style-complex="normal"/>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Arial" fo:font-size="12pt" fo:font-style="normal" style:font-name-asian="Monospace" style:font-size-asian="12pt" style:font-style-asian="normal" style:font-name-complex="Monospace" style:font-size-complex="12pt" style:font-style-complex="normal"/>
    </style:style>
    <style:style style:name="P15" style:family="paragraph" style:parent-style-name="Standard">
      <style:paragraph-properties fo:margin-left="0in" fo:margin-right="0in" fo:text-align="start" style:justify-single-word="false" fo:text-indent="0in" style:auto-text-indent="false" style:text-autospace="none"/>
      <style:text-properties style:font-name="Arial" fo:font-size="12pt" fo:font-style="normal" style:font-size-asian="12pt" style:font-style-asian="normal" style:font-size-complex="12pt" style:font-style-complex="normal"/>
    </style:style>
    <style:style style:name="P16" style:family="paragraph" style:parent-style-name="Text_20_body">
      <style:text-properties style:font-name="Arial"/>
    </style:style>
    <style:style style:name="P17" style:family="paragraph" style:parent-style-name="Text_20_body">
      <style:text-properties style:font-name="arial"/>
    </style:style>
    <style:style style:name="P18" style:family="paragraph" style:parent-style-name="Text_20_body">
      <style:paragraph-properties fo:break-before="page"/>
    </style:style>
    <style:style style:name="P19" style:family="paragraph" style:parent-style-name="Standard" style:list-style-name="L2">
      <style:text-properties style:font-name="Arial" fo:font-size="12pt" style:font-size-asian="12pt" style:font-size-complex="12pt"/>
    </style:style>
    <style:style style:name="P20" style:family="paragraph" style:parent-style-name="Standard" style:list-style-name="L3">
      <style:text-properties style:font-name="Arial" fo:font-size="12pt" style:font-size-asian="12pt" style:font-size-complex="12pt"/>
    </style:style>
    <style:style style:name="P21" style:family="paragraph" style:parent-style-name="Standard" style:list-style-name="L4">
      <style:text-properties style:font-name="Arial" fo:font-size="12pt" style:font-size-asian="12pt" style:font-size-complex="12pt"/>
    </style:style>
    <style:style style:name="P22" style:family="paragraph" style:parent-style-name="Standard" style:list-style-name="L5">
      <style:text-properties style:font-name="Arial" fo:font-size="12pt" style:font-size-asian="12pt" style:font-size-complex="12pt"/>
    </style:style>
    <style:style style:name="P23" style:family="paragraph" style:parent-style-name="Standard" style:list-style-name="L6">
      <style:text-properties style:font-name="Arial" fo:font-size="12pt" style:font-size-asian="12pt" style:font-size-complex="12pt"/>
    </style:style>
    <style:style style:name="P24" style:family="paragraph" style:parent-style-name="Standard" style:list-style-name="L6">
      <style:paragraph-properties fo:margin-top="0in" fo:margin-bottom="0in" fo:text-align="start" style:justify-single-word="false" fo:background-color="transparent">
        <style:background-image/>
      </style:paragraph-properties>
      <style:text-properties style:use-window-font-color="true" style:font-name="Arial"/>
    </style:style>
    <style:style style:name="P25" style:family="paragraph" style:parent-style-name="Standard" style:list-style-name="L7">
      <style:paragraph-properties fo:margin-top="0in" fo:margin-bottom="0in" fo:text-align="start" style:justify-single-word="false" fo:background-color="transparent">
        <style:background-image/>
      </style:paragraph-properties>
      <style:text-properties style:use-window-font-color="true" style:font-name="Arial"/>
    </style:style>
    <style:style style:name="P26" style:family="paragraph" style:parent-style-name="Standard" style:list-style-name="L7">
      <style:paragraph-properties fo:margin-left="0.9846in" fo:margin-right="0in" fo:margin-top="0in" fo:margin-bottom="0in" fo:text-align="start" style:justify-single-word="false" fo:text-indent="-0.25in" style:auto-text-indent="false" fo:background-color="transparent">
        <style:background-image/>
      </style:paragraph-properties>
      <style:text-properties style:use-window-font-color="true" style:font-name="Arial"/>
    </style:style>
    <style:style style:name="P27" style:family="paragraph" style:parent-style-name="Standard" style:list-style-name="L7">
      <style:paragraph-properties fo:margin-left="0.4925in" fo:margin-right="0in" fo:margin-top="0in" fo:margin-bottom="0in" fo:text-align="start" style:justify-single-word="false" fo:text-indent="-0.25in" style:auto-text-indent="false" fo:background-color="transparent">
        <style:background-image/>
      </style:paragraph-properties>
      <style:text-properties style:use-window-font-color="true" style:font-name="Arial"/>
    </style:style>
    <style:style style:name="P28" style:family="paragraph" style:parent-style-name="Text_20_body" style:list-style-name="L1">
      <style:text-properties style:font-name="Arial"/>
    </style:style>
    <style:style style:name="P29" style:family="paragraph" style:parent-style-name="Text_20_body" style:list-style-name="L8">
      <style:text-properties style:font-name="arial"/>
    </style:style>
    <style:style style:name="P30" style:family="paragraph" style:parent-style-name="Text_20_body" style:list-style-name="L9">
      <style:text-properties style:font-name="arial"/>
    </style:style>
    <style:style style:name="P31" style:family="paragraph" style:parent-style-name="Text_20_body" style:list-style-name="L10">
      <style:text-properties style:font-name="arial"/>
    </style:style>
    <style:style style:name="P32" style:family="paragraph" style:parent-style-name="Text_20_body" style:list-style-name="L11">
      <style:text-properties style:font-name="arial"/>
    </style:style>
    <style:style style:name="P33" style:family="paragraph" style:parent-style-name="Heading_20_2">
      <style:text-properties style:font-name="Arial"/>
    </style:style>
    <style:style style:name="P34" style:family="paragraph" style:parent-style-name="Heading_20_2">
      <style:text-properties style:font-name="arial"/>
    </style:style>
    <style:style style:name="P35" style:family="paragraph" style:parent-style-name="Heading_20_3">
      <style:text-properties style:font-name="Arial"/>
    </style:style>
    <style:style style:name="P36" style:family="paragraph" style:parent-style-name="Heading_20_3">
      <style:text-properties style:font-name="arial"/>
    </style:style>
    <style:style style:name="P37" style:family="paragraph" style:parent-style-name="Heading_20_1">
      <style:text-properties style:font-name="Arial"/>
    </style:style>
    <style:style style:name="P38" style:family="paragraph" style:parent-style-name="Heading_20_1">
      <style:text-properties style:font-name="arial"/>
    </style:style>
    <style:style style:name="P39" style:family="paragraph" style:parent-style-name="Heading_20_1">
      <style:paragraph-properties fo:break-before="page"/>
      <style:text-properties style:font-name="Arial"/>
    </style:style>
    <style:style style:name="P40" style:family="paragraph" style:parent-style-name="Contents_20_1">
      <style:paragraph-properties>
        <style:tab-stops>
          <style:tab-stop style:position="6.6953in" style:type="right" style:leader-style="dotted" style:leader-text="."/>
        </style:tab-stops>
      </style:paragraph-properties>
    </style:style>
    <style:style style:name="P41" style:family="paragraph" style:parent-style-name="Contents_20_2">
      <style:paragraph-properties>
        <style:tab-stops>
          <style:tab-stop style:position="6.4984in" style:type="right" style:leader-style="dotted" style:leader-text="."/>
        </style:tab-stops>
      </style:paragraph-properties>
    </style:style>
    <style:style style:name="P42" style:family="paragraph" style:parent-style-name="Contents_20_3">
      <style:paragraph-properties>
        <style:tab-stops>
          <style:tab-stop style:position="6.302in" style:type="right" style:leader-style="dotted" style:leader-text="."/>
        </style:tab-stops>
      </style:paragraph-properties>
    </style:style>
    <style:style style:name="T1" style:family="text">
      <style:text-properties style:font-name-asian="ELCMUB+CMR12" style:font-name-complex="ELCMUB+CMR12"/>
    </style:style>
    <style:style style:name="T2" style:family="text">
      <style:text-properties style:font-name-asian="HKNZKO+CMTI12" style:font-name-complex="HKNZKO+CMTI12"/>
    </style:style>
    <style:style style:name="T3" style:family="text">
      <style:text-properties style:use-window-font-color="true"/>
    </style:style>
    <style:style style:name="T4" style:family="text">
      <style:text-properties style:use-window-font-color="true" style:font-name="Arial" style:text-underline-style="none"/>
    </style:style>
    <style:style style:name="T5" style:family="text">
      <style:text-properties style:font-name-asian="RGNVTW+CMTT12" style:font-name-complex="RGNVTW+CMTT12"/>
    </style:style>
    <style:style style:name="T6" style:family="text">
      <style:text-properties fo:color="#000000"/>
    </style:style>
    <style:style style:name="T7" style:family="text">
      <style:text-properties fo:color="#000000" style:font-name-asian="Monospace" style:font-name-complex="Monospace"/>
    </style:style>
    <style:style style:name="T8" style:family="text">
      <style:text-properties fo:color="#005032"/>
    </style:style>
    <style:style style:name="T9" style:family="text">
      <style:text-properties fo:color="#005032" style:font-name-asian="Monospace" style:font-name-complex="Monospace"/>
    </style:style>
    <style:style style:name="T10" style:family="text">
      <style:text-properties fo:color="#0000c0"/>
    </style:style>
    <style:style style:name="T11" style:family="text">
      <style:text-properties fo:color="#0000c0" style:font-name-asian="Monospace" style:font-name-complex="Monospace"/>
    </style:style>
    <style:style style:name="T12" style:family="text">
      <style:text-properties fo:color="#7f0055" fo:font-weight="bold" style:font-weight-asian="bold" style:font-weight-complex="bold"/>
    </style:style>
    <style:style style:name="T13" style:family="text">
      <style:text-properties fo:font-size="12pt" style:font-size-asian="12pt" style:font-size-complex="12pt"/>
    </style:style>
    <style:style style:name="T14" style:family="text">
      <style:text-properties fo:font-weight="bold" style:font-weight-asian="bold" style:font-weight-complex="bold"/>
    </style:style>
    <style:style style:name="T15" style:family="text">
      <style:text-properties style:font-name="ari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Trabajo Práctico PPMC</text:p>
      <text:p text:style-name="P4"/>
      <text:p text:style-name="P5"><text:span text:style-name="T1">Pablo Magnaghi, </text:span><text:span text:style-name="T2">Padrón 88126</text:span></text:p>
      <text:p text:style-name="P2"><text:a xlink:type="simple" xlink:href="mailto:pablomagnaghi@gmail.com"><text:span text:style-name="T4">pablomagnaghi@gmail.com</text:span></text:a></text:p>
      <text:p text:style-name="P4"/>
      <text:p text:style-name="P4">Luis Paniagua, Padrón<text:span text:style-name="T2"> </text:span>86862</text:p>
      <text:p text:style-name="P4">panus_85@hotmail.com</text:p>
      <text:p text:style-name="P4"/>
      <text:p text:style-name="P6"><text:bookmark text:name="upi"/><text:span text:style-name="T5">Carlos Pantelides, Padrón </text:span>74901</text:p>
      <text:p text:style-name="P4">carlos_pantelides@yahoo.com</text:p>
      <text:p text:style-name="P4"/>
      <text:p text:style-name="P7"/>
      <text:p text:style-name="P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Primer Cuatrimestre de 2011</text:p>
      <text:p text:style-name="P8">75. 06 Organización de Datos</text:p>
      <text:p text:style-name="P8">Cátedra Saubidet </text:p>
      <text:p text:style-name="P8">Facultad de Ingeniería, Universidad de Buenos Aires</text:p>
      <text:p text:style-name="P9"/>
      <text:h text:style-name="P39" text:outline-level="1">Opciones de uso</text:h>
      <text:p text:style-name="P16"/>
      <text:p text:style-name="P16">-c ruta archivo: comprimir</text:p>
      <text:p text:style-name="P16"/>
      <text:p text:style-name="P16">-x ruta archivo: descomprimir </text:p>
      <text:p text:style-name="P16"/>
      <text:p text:style-name="P16">-s ruta archivo: archivo opcional de salida (default .XX según el enunciado)</text:p>
      <text:p text:style-name="P16"/>
      <text:p text:style-name="P16">-o número: orden de modelos (default: aplicar AI)</text:p>
      <text:p text:style-name="P16"/>
      <text:p text:style-name="P16">-b número: <text:s/>tamaño del buffer de entrada/salida (default: DETERMINAR)</text:p>
      <text:p text:style-name="P16"/>
      <text:p text:style-name="P16">Reglas:</text:p>
      <text:list xml:id="list1309789764" text:style-name="L1">
        <text:list-item>
          <text:p text:style-name="P28">No se puede proveer -c y -x a la vez</text:p>
        </text:list-item>
        <text:list-item>
          <text:p text:style-name="P28">No se puede proveer -x y -o a la vez</text:p>
        </text:list-item>
      </text:list>
      <text:p text:style-name="P16"/>
      <text:p text:style-name="P16">Se proveen las opciones -s, -o y -b para facilitar testing y mediciones de performance.</text:p>
      <text:h text:style-name="P37" text:outline-level="1">Formato del archivo comprimido</text:h>
      <text:p text:style-name="P16">El archivo consta de un encabezado con dos campos, uno de 8 bits que contiene el orden con que se ha comprimido. El otro, de longitud variable, con la cantidad de caracteres del archivo original. Se almacena un size_t de a siete bits utilizando el bit más significativo como marca de fin de campo. Si el campo de orden es FF, el archivo no está comprimido.</text:p>
      <text:h text:style-name="P37" text:outline-level="1">Detalles de Implementación</text:h>
      <text:h text:style-name="P33" text:outline-level="2">Implementación del compresor PPMC</text:h>
      <text:p text:style-name="P11"/>
      <text:p text:style-name="P11">La lógica del compresor fue dividida en dos clases. Una clase padre: ArithmeticCompressor, que es la que tiene los métodos comunes para todos los compresores aritméticos, y una clase hija : PPMCCompressor, que es la que tiene los métodos particulares del algoritmo PPMC. </text:p>
      <text:p text:style-name="P11">Para la compresión se utilizaron dos atributos, top y bottom, que en primer lugar son los números:<text:line-break/>BOTTOM: 0 ; TOP: 0x1FFFFFFFF, para luego ir recorriendo el archivo, y según los límites en cada modelo se van actualizando.</text:p>
      <text:p text:style-name="P11"/>
      <text:h text:style-name="P35" text:outline-level="3"><text:soft-page-break/>Métodos útiles del Compresor aritmético</text:h>
      <text:p text:style-name="P11"/>
      <text:list xml:id="list1214053057" text:style-name="L2">
        <text:list-item>
          <text:p text:style-name="P19">Compress: este método es el encargado de recorrer el archivo de entrada y pasarle cada carácter leído al método process, que es el encargado de crear los modelos, y calcular los nuevos límites para trabajar según el carácter y según el modelo donde fue encontrado.</text:p>
        </text:list-item>
      </text:list>
      <text:p text:style-name="P11"/>
      <text:h text:style-name="P35" text:outline-level="3">Métodos de normalización</text:h>
      <text:p text:style-name="P11"/>
      <text:list xml:id="list1121498681" text:style-name="L3">
        <text:list-item>
          <text:p text:style-name="P20">SolveUnderflow: Método encargado de resolver la situación de underflow entre un techo y un piso del aritmético. Lo que hace es lo siguiente: dado un techo igual a : 1001 0000, y un piso igual a: 0111 0000, si se cumple la condición de underflow (los bits que siguen al más significativo son distintos), por medio de corrimiento de bits eliminan los bits que siguen al primero en ambos casos, y se agregan bits 1's en caso del techo, y 0's en el piso. En este caso quedaría un techo de: 1100 0011, y un piso de: 0100 0000, y el contador de underflow quedará en 2, para luego ser analizado en el caso del overflow.</text:p>
        </text:list-item>
        <text:list-item>
          <text:p text:style-name="P20">SolveOverflow: Método que se encarga de resolver el caso de overflow entre el techo y e piso: el caso de overflow se da de cuando la situación es la siguiente: Techo: 1101 1111 y Piso: 1100 0000. Como se puede apreciar, en este caso los bits mas significativos son iguales, entonces pueden ser eliminados. La eliminación se da de la siguiente manera: Si el contador de underflow es mayor a 0, se escribe el primer bit y luego tantos bits como el contador de underflow indique, opuestos al primer bit escrito. En este caso, si el contador de underflow es 2, se escribe: 1 00(los dos bits de underflow) 1(el segundo bit de overflow). </text:p>
        </text:list-item>
        <text:list-item>
          <text:p text:style-name="P20">CleanBuffer: Es el método que se usa para cerrar el archivo de salida (el archivo comprimido). Luego de haber descartado todos los bits de overflow y underflow y habiendo llegado al final del archivo, se escribe el piso que quedó en el aritmético, y si no llega a cerrar al byte, se completa con 1's.</text:p>
        </text:list-item>
      </text:list>
      <text:p text:style-name="P11"/>
      <text:p text:style-name="P11"><text:tab/>Además de manejar la normalización, se tiene un buffer interno al cual se van agregando los bits que se descartan luego de resolver el overflow y el underflow. Cuando ese buffer se llena, se lo manda al writer, para que lo escriba en el archivo de salida cuando lo encuentre conveniente.</text:p>
      <text:p text:style-name="P11"/>
      <text:h text:style-name="P35" text:outline-level="3">Métodos del compresor PPMC</text:h>
      <text:p text:style-name="P11"/>
      <text:p text:style-name="P11">Además del compress que es el encargado de leer los bits y procesarlos, existe el método que maneja todos los modelos y pide los nuevos límites para seguir con la compresión.</text:p>
      <text:p text:style-name="P11"/>
      <text:p text:style-name="P11">Process: Recibe el carácter a procesar. El proceso de ese carácter consiste en buscarlo en los modelos anteriormente creados, decreciendo uno a uno hasta llegar al último modelo creado. A medida que van pasando los modelos, se van actualizando y por medio de una clase que calcula los límites, se van actualizando los pisos y los techos correspondientes. Si se encuentra el carácter, se actualiza con ese carácter, sino se actualiza con el escape. Luego de actualizar, se procede a resolver los casos de overflow <text:soft-page-break/>y underflow y continuar con el proceso.</text:p>
      <text:p text:style-name="P11"/>
      <text:h text:style-name="P33" text:outline-level="2">Implementación del descompresor</text:h>
      <text:p text:style-name="P11"/>
      <text:p text:style-name="P11">Al igual que el compresor, consiste en una clase con métodos comunes para un descompresor aritmético y una clase particular para el descompresor del algoritmo PPMC.</text:p>
      <text:p text:style-name="P11"/>
      <text:h text:style-name="P35" text:outline-level="3">DescompresorAritmético</text:h>
      <text:p text:style-name="P11"/>
      <text:p text:style-name="P12">Estructura:</text:p>
      <text:p text:style-name="P12"/>
      <text:p text:style-name="P13"><text:tab/><text:tab/>u_int64_t bottom;</text:p>
      <text:p text:style-name="P14"><text:span text:style-name="T6"><text:tab/><text:tab/></text:span><text:span text:style-name="T8">u_int64_t</text:span><text:span text:style-name="T6"> </text:span><text:span text:style-name="T10">top</text:span><text:span text:style-name="T6">;</text:span></text:p>
      <text:p text:style-name="P14"><text:span text:style-name="T6"><text:tab/><text:tab/></text:span><text:span text:style-name="T8">u_int32_t</text:span><text:span text:style-name="T6"> </text:span><text:span text:style-name="T10">number</text:span><text:span text:style-name="T6">;</text:span></text:p>
      <text:p text:style-name="P14"><text:span text:style-name="T6"><text:tab/><text:tab/></text:span><text:span text:style-name="T12">int</text:span><text:span text:style-name="T6"> </text:span><text:span text:style-name="T10">bitsInNumber</text:span><text:span text:style-name="T6">;</text:span></text:p>
      <text:p text:style-name="P14"><text:span text:style-name="T6"><text:tab/><text:tab/></text:span><text:span text:style-name="T12">char</text:span><text:span text:style-name="T6"> </text:span><text:span text:style-name="T10">buffer</text:span><text:span text:style-name="T6">;</text:span></text:p>
      <text:p text:style-name="P14"><text:span text:style-name="T6"><text:tab/><text:tab/></text:span><text:span text:style-name="T12">int</text:span><text:span text:style-name="T6"> </text:span><text:span text:style-name="T10">bitsInBuffer</text:span><text:span text:style-name="T6">;</text:span></text:p>
      <text:p text:style-name="P15"><text:span text:style-name="T7"><text:tab/><text:tab/></text:span><text:span text:style-name="T9">queue</text:span><text:span text:style-name="T7">&lt;</text:span><text:span text:style-name="T9">u_int16_t</text:span><text:span text:style-name="T7">&gt; </text:span><text:span text:style-name="T11">cola</text:span><text:span text:style-name="T7">;</text:span></text:p>
      <text:p text:style-name="P11"/>
      <text:p text:style-name="P11">Tiene una estructura similar al compresor aritmético, nada mas que se le añade un “number”, que es el número actual para ir descubriendo que carácter corresponde emitir según los límites actuales.</text:p>
      <text:p text:style-name="P11">Además de esto, contiene una serie de indicadores para manejar los bits que se tienen que ir sumando al number a medida que se van eliminando los bits según casos de overflow y underflow. </text:p>
      <text:p text:style-name="P11">El indicador bitsInBuffer existe para determinar si luego de una iteración en la cual se eliminan pocos bits, existen mas bits en el buffer para seguir agregándole al número.</text:p>
      <text:p text:style-name="P11"/>
      <text:p text:style-name="P11">Finalmente la cola está para ir almacenando los caracteres que se van descubriendo cuando va avanzando la descompresión. Su principal utilidad se da en el caso en que se pueden descomprimir mas de 1 carácter con una sola iteración.</text:p>
      <text:p text:style-name="P11"/>
      <text:h text:style-name="P35" text:outline-level="3">Métodos del Descompresor Aritmético</text:h>
      <text:p text:style-name="P11"/>
      <text:p text:style-name="P11">En si hay dos métodos para manejar la normalización y un método extra que se llama process, que es el encargado de devolver caracteres a medida que se van resolviendo.</text:p>
      <text:p text:style-name="P11"/>
      <text:p text:style-name="P11">Métodos para la normalización</text:p>
      <text:list xml:id="list564697205" text:style-name="L4">
        <text:list-item>
          <text:p text:style-name="P21">SolveOverflow y solveUnderflow, la lógica de estos métodos es igual a la del compresor, lo único que varia es que en vez de escribir los bits a un archivo de salida, se sacan del número que esta siendo procesado, así queda acorde a los techos y pisos actuales.</text:p>
        </text:list-item>
      </text:list>
      <text:p text:style-name="P11"/>
      <text:p text:style-name="P11">Métodos para manejar la descompresión</text:p>
      <text:list xml:id="list2143496319" text:style-name="L5">
        <text:list-item>
          <text:p text:style-name="P22">Existe un método llamado uncompress, que en si tiene la misma lógica del compress. Se leen los bits del archivo comprimido y se los pasa al descompresor <text:soft-page-break/>para que comience a descomprimir.</text:p>
        </text:list-item>
        <text:list-item>
          <text:p text:style-name="P22">Extract: Este método es el que se encarga de devolver el carácter descomprimido. Consiste en preguntar cuando la cola de caracteres descomprimido tiene algún carácter adentro, si tiene lo devuelve, sino procesa una iteración de descompresión hasta que se cargue alguno en la cola. Como se menciono anteriormente, quizás con una sola iteración (Léase iteración como pedir un byte del archivo comprimido y pasárselo al número que se procesa).</text:p>
        </text:list-item>
      </text:list>
      <text:p text:style-name="P11"/>
      <text:p text:style-name="P11">Métodos del DescompresorPPMC</text:p>
      <text:p text:style-name="P11">El método mas importante es el Process. Este método es el que se encarga de iterar sobre los modelos en base al número que se fue armando a medida que se fue leyendo el archivo. En caso de no poder resolver si un número pertenece a un carácter o a otro (falta precisión en el número), se pide otro carácter al archivo comprimido para ir armando el número mas preciso posible. </text:p>
      <text:p text:style-name="P11">Este método depende mucho de la clase auxiliar TableCalculator, que es la que se encarga de devolver el carácter apropiado para un número determinado.</text:p>
      <text:p text:style-name="P11"/>
      <text:h text:style-name="P33" text:outline-level="2">Clase TableCalculator</text:h>
      <text:p text:style-name="P11"/>
      <text:p text:style-name="P11">Es la clase que se encarga de hacer los cálculos sobre los modelos. Sirve tanto para el compresor como para el descompresor. </text:p>
      <text:p text:style-name="P11"/>
      <text:p text:style-name="P11">Para el compresor, tiene los métodos que devuelven los limites correspondientes según el carácter de entrada que se le mande.</text:p>
      <text:p text:style-name="P11"/>
      <text:list xml:id="list1191977737" text:style-name="L6">
        <text:list-item>
          <text:p text:style-name="P23">Los métodos llamados getLimits: son los que devuelven los limites que le corresponden a un determinado carácter según el modelo en que este siendo calculado (los usa el compresor). Si el modelo es el -1, devuelve los limites del carácter, si es un modelo de orden mayor, devuelve el carácter (en caso de que este), o los límites del escape. Hay que agregar también que los caracteres de exclusión son excluidos de todo tipo de cuenta que se hace en este método.</text:p>
        </text:list-item>
      </text:list>
      <text:p text:style-name="P11"/>
      <text:list xml:id="list853032851" text:continue-numbering="true" text:style-name="L6">
        <text:list-item>
          <text:p text:style-name="P24"><text:span text:style-name="T13">Los métodos llamados findChar: Son aquellos que dado un número, devuelve el carácter o el escape según el modelo en que se este tratando. Para que los métodos de esta índole sean efectivos, el número que se le pasa debe tener la mayor precisión posible</text:span>, de otro modo no serán resueltas las consultas.</text:p>
        </text:list-item>
      </text:list>
      <text:p text:style-name="P10"/>
      <text:h text:style-name="Heading_20_2" text:outline-level="2">Clase AI para selección de orden</text:h>
      <text:p text:style-name="Text_20_body">A raíz del estudio de los tiempos, factor de compresión y fundamentalmente agotamiento de memoria, surgió la necesidad de precisar un orden óptimo en función del tipo y tamaño de archivo a comprimir. Esta clase evalúa el tipo según la extensión, confiando en que coincide realmente con el tipo. En caso de no conocer la extensión, lee una porción y en función de la variedad de caracteres, evalúa si es binario (no comprime) o de texto. En este último caso, determina un orden según el tamaño.</text:p>
      <text:p text:style-name="Text_20_body">La resolución de que orden utilizar depende mucho de la memoria disponible, pero no sólo al comprimir sino al descomprimir, valor que obviamente no se dispone en el momento de comprimir, así que hemos aplicado un criterio bastante laxo.</text:p>
      <text:p text:style-name="Text_20_body"><text:soft-page-break/>Con respecto a los archivos mixtos como pueden ser los .tar, .ps, .svg donde pueden haber datos binarios y de texto intercalados, la manera de lidiar sería la utilización de bloques, leer cada bloque y evaluar según la variedad de caracteres que orden utilizar. En este caso podríamos desembarazarnos de las extensiones, ya que bien puede haber un ejecutable con muchos datos de texto.</text:p>
      <text:h text:style-name="Heading_20_1" text:outline-level="1">Compilación</text:h>
      <text:p text:style-name="Text_20_body">Utilizar el <text:span text:style-name="T14">Makefile</text:span> provisto. Utilizar el target test para aplicar tests funcionales. Tener en cuenta que lleva no menos de quince minutos. Para la compilación se requiere de boost_program_options. El ejecutable se llama <text:span text:style-name="T14">ppmc</text:span>.</text:p>
      <text:h text:style-name="P37" text:outline-level="1">Topología del proyecto</text:h>
      <text:p text:style-name="P10"/>
      <text:list xml:id="list687654109" text:style-name="L7">
        <text:list-item>
          <text:p text:style-name="P25">doc<text:tab/><text:tab/><text:tab/><text:tab/>documentación</text:p>
        </text:list-item>
        <text:list-item>
          <text:p text:style-name="P25">ppmc<text:tab/><text:tab/><text:tab/><text:tab/>código fuente con <text:span text:style-name="T14">Makefile</text:span></text:p>
        </text:list-item>
        <text:list-item>
          <text:p text:style-name="P26">test<text:tab/><text:tab/><text:tab/>algunos test funcionales, invocar con <text:span text:style-name="T14">make test</text:span></text:p>
        </text:list-item>
        <text:list-item>
          <text:p text:style-name="P27">fixtures<text:tab/><text:tab/><text:tab/>archivos para los test funcionales y de performance</text:p>
        </text:list-item>
        <text:list-item>
          <text:p text:style-name="P26">binary</text:p>
        </text:list-item>
        <text:list-item>
          <text:p text:style-name="P26">mixed</text:p>
        </text:list-item>
        <text:list-item>
          <text:p text:style-name="P26">text</text:p>
        </text:list-item>
        <text:list-item>
          <text:p text:style-name="P25">pruebas</text:p>
        </text:list-item>
        <text:list-item>
          <text:p text:style-name="P26">file_performance<text:tab/>mediciones del tamaño de buffer de entrada/salida</text:p>
        </text:list-item>
        <text:list-item>
          <text:p text:style-name="P26">limits<text:tab/><text:tab/><text:tab/>comprobación de los tipos utilizados</text:p>
        </text:list-item>
        <text:list-item>
          <text:p text:style-name="P26">memory<text:tab/><text:tab/>mediciones de memoria utilizada</text:p>
        </text:list-item>
        <text:list-item>
          <text:p text:style-name="P26">ratio_time<text:tab/><text:tab/>mediciones de nivel y velocidad de compresión</text:p>
        </text:list-item>
      </text:list>
      <text:h text:style-name="P37" text:outline-level="1">Análisis de Performance</text:h>
      <text:p text:style-name="P16">Aclaraciones preliminares: las medidas han sido tomadas con <text:span text:style-name="T14">time</text:span>, que no es necesariamente muy preciso y en condiciones distantes de las ideales, con <text:span text:style-name="T14">X</text:span> y otras aplicaciones ejecutándose. No se han tomado medidas repetidas para promediar ya que es mucho más tiempo. Sin embargo, se han tomado en una máquina cuadcore con 1.7 Gigas de RAM, por lo cual es probable que no haya habido mucha incidencia de los procesos paralelos. Además no estábamos buscando una medida absoluta de performance sino relativa, para seleccionar el tamaño de buffer y el orden óptimo.</text:p>
      <text:h text:style-name="P33" text:outline-level="2">Uso de memoria</text:h>
      <text:p text:style-name="P16">No hemos podido hacer un estudio muy exhaustivo del uso de la memoria ya que el proceso es extremadamente lento. Las pocas muestras que hemos tomado coinciden con lo esperado: con orden bajo y texto un fuerte crecimiento al comienzo y luego lineal y moderado [text.tar (1044480) order 1 ]. Con orden alto y datos binarios crecimiento lineal sostenido [short_binary (8192) order 5] y [binaryfile (87501) order 5]. Ver referencias en uso_de_memoria.odt.</text:p>
      <text:p text:style-name="P16">Acerca de la interpretación: el eje x evidentemente representa el tiempo, pero no le encontramos sentido al número ni a las unidades y no hemos hallado referencias.</text:p>
      <text:p text:style-name="P16">[http://valgrind.org/docs/manual/ms-manual.html#ms-manual.ms_print-options]</text:p>
      <text:p text:style-name="P16"><text:soft-page-break/>9.6. Massif's Output File Format</text:p>
      <text:p text:style-name="P16">Massif's file format is plain text (i.e. not binary) and deliberately easy to read for both humans and machines. Nonetheless, the exact format is not described here. This is because the format is currently very Massif-specific. In the future we hope to make the format more general, and thus suitable for possible use with other tools. Once this has been done, the format will be documented here. <text:s/></text:p>
      <text:h text:style-name="P33" text:outline-level="2">Buffer de entrada/salida</text:h>
      <text:p text:style-name="P16">Tomando de modo aislado las clases de lectura/escritura, según las pruebas, no hace diferencia el tamaño de buffer. Véase pruebas/file_performance</text:p>
      <text:h text:style-name="P33" text:outline-level="2">Cantidad de modelos</text:h>
      <text:p text:style-name="P16">En la carpeta pruebas/ratio_time están el script de medición y los resultados crudos.</text:p>
      <text:p text:style-name="P16">En el archivo tablas.ods están los datos procesados. </text:p>
      <text:p text:style-name="P16">A medida que se avanzó en la recopilación y análisis de datos, se dejaron de tomar muestras completas debido al alto tiempo insumido. Los “--” a la izquierda de las tablas no fueron tomados por ese motivo, los de la derecha por thrashing.</text:p>
      <text:h text:style-name="P35" text:outline-level="3">Archivos binarios</text:h>
      <text:p text:style-name="P16">La cantidad de modelos no afecta de modo significativo ni el tiempo ni el nivel de compresión de archivos binarios, que ronda cero, así que cuando se detectan datos binarios no se comprimen.</text:p>
      <text:h text:style-name="P35" text:outline-level="3">Archivos de texto</text:h>
      <text:p text:style-name="P16">Cuanto mayor el orden, mayor el nivel de compresión y menor el tiempo de procesamiento, pero también la memoria utilizada, así que se llega a un punto en que ese es el limitante. </text:p>
      <text:h text:style-name="P36" text:outline-level="3">Descompresión</text:h>
      <text:p text:style-name="P17">Tomamos una muestra menor para ver si las observaciones obtenidas en la compresión son extensibles.</text:p>
      <text:p text:style-name="P17">Con el comando:</text:p>
      <text:p text:style-name="P17"><text:tab/><text:span text:style-name="T14">grep</text:span> pruebas/file_<text:span text:style-name="T3">performance/</text:span>report_descompresion.txt -e real -e "--"</text:p>
      <text:p text:style-name="P17">se puede apreciar que la descompresión consume entre un 10% y 20% más de tiempo que la compresión, así que podemos considerar válido extender el análisis.</text:p>
      <text:h text:style-name="P38" text:outline-level="1">Observaciones</text:h>
      <text:p text:style-name="Text_20_body"><text:span text:style-name="T15">Estas son algunas cosas que hemos considerado pero no llegamos a evaluar o implementar.</text:span></text:p>
      <text:h text:style-name="P34" text:outline-level="2"><text:soft-page-break/>Arquitectura y calidad de código</text:h>
      <text:list xml:id="list2033479775" text:style-name="L8">
        <text:list-item>
          <text:p text:style-name="P29">Falta limpieza del diseño de clases.</text:p>
        </text:list-item>
        <text:list-item>
          <text:p text:style-name="P29">Falta refactorizar código repetido.</text:p>
        </text:list-item>
        <text:list-item>
          <text:p text:style-name="P29">Falta recuperar el unit testing con que comenzó el trabajo práctico.</text:p>
        </text:list-item>
      </text:list>
      <text:h text:style-name="P34" text:outline-level="2">Compresión/descompresión</text:h>
      <text:list xml:id="list158999582" text:style-name="L9">
        <text:list-item>
          <text:p text:style-name="P30">Falta comprimir por bloques y aplicar a cada uno la detección de binario/texto. En el compresor es trivial, no así en el descompresor. Además introduce cambios en la documentación. </text:p>
        </text:list-item>
      </text:list>
      <text:h text:style-name="P34" text:outline-level="2">FrequencyTables</text:h>
      <text:list xml:id="list1178545531" text:style-name="L10">
        <text:list-item>
          <text:p text:style-name="P31">Se prodría utilizar menos memoria, quizás comprimiendo.</text:p>
        </text:list-item>
        <text:list-item>
          <text:p text:style-name="P31">Se podría mejorar la evaluación de exclusiones.</text:p>
        </text:list-item>
      </text:list>
      <text:h text:style-name="P34" text:outline-level="2">AI</text:h>
      <text:list xml:id="list2040115242" text:style-name="L11">
        <text:list-item>
          <text:p text:style-name="P32">Falta medir más extensiones.</text:p>
        </text:list-item>
        <text:list-item>
          <text:p text:style-name="P32">Falta tomar varias muestras en archivos largos.</text:p>
        </text:list-item>
        <text:list-item>
          <text:p text:style-name="P32">Falta combinar extensiones y longitudes de archivo.</text:p>
        </text:list-item>
        <text:list-item>
          <text:p text:style-name="P32">Se podría utilizar un archivo externo de mapeo, si el compresor llevara estadísticas, podría aprender.</text:p>
        </text:list-item>
      </text:list>
      <text:p text:style-name="P17"/>
      <text:p text:style-name="P17"/>
      <text:p text:style-name="P18"/>
      <text:table-of-content text:style-name="Sect1" text:protected="true" text:name="Table of Contents1">
        <text:table-of-content-source text:outline-level="10">
          <text:index-title-template text:style-name="Contents_20_Heading">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idos</text:p>
          </text:index-title>
          <text:p text:style-name="P40">1Opciones de uso<text:tab/>2</text:p>
          <text:p text:style-name="P40">2Formato del archivo comprimido<text:tab/>2</text:p>
          <text:p text:style-name="P40">3Detalles de Implementación<text:tab/>2</text:p>
          <text:p text:style-name="P41">3.1Implementación del compresor PPMC<text:tab/>2</text:p>
          <text:p text:style-name="P42">3.1.1Métodos útiles del Compresor aritmético<text:tab/>3</text:p>
          <text:p text:style-name="P42">3.1.2Métodos de normalización<text:tab/>3</text:p>
          <text:p text:style-name="P42">3.1.3Métodos del compresor PPMC<text:tab/>3</text:p>
          <text:p text:style-name="P41">3.2Implementación del descompresor<text:tab/>4</text:p>
          <text:p text:style-name="P42">3.2.1DescompresorAritmético<text:tab/>4</text:p>
          <text:p text:style-name="P42">3.2.2Métodos del Descompresor Aritmético<text:tab/>4</text:p>
          <text:p text:style-name="P41">3.3Clase TableCalculator<text:tab/>5</text:p>
          <text:p text:style-name="P41">3.4Clase AI para selección de orden<text:tab/>5</text:p>
          <text:p text:style-name="P40">4Compilación<text:tab/>6</text:p>
          <text:p text:style-name="P40">5Topología del proyecto<text:tab/>6</text:p>
          <text:p text:style-name="P40">6Análisis de Performance<text:tab/>6</text:p>
          <text:p text:style-name="P41">6.1Uso de memoria<text:tab/>6</text:p>
          <text:p text:style-name="P41">6.2Buffer de entrada/salida<text:tab/>7</text:p>
          <text:p text:style-name="P41">6.3Cantidad de modelos<text:tab/>7</text:p>
          <text:p text:style-name="P42">6.3.1Archivos binarios<text:tab/>7</text:p>
          <text:p text:style-name="P42">6.3.2Archivos de texto<text:tab/>7</text:p>
          <text:p text:style-name="P42">6.3.3Descompresión<text:tab/>7</text:p>
          <text:p text:style-name="P40">7Observaciones<text:tab/>7</text:p>
          <text:p text:style-name="P41">7.1Arquitectura y calidad de código<text:tab/>8</text:p>
          <text:p text:style-name="P41">7.2Compresión/descompresión<text:tab/>8</text:p>
          <text:p text:style-name="P41">7.3FrequencyTables<text:tab/>8</text:p>
          <text:p text:style-name="P41">7.4AI<text:tab/>8</text:p>
        </text:index-body>
      </text:table-of-conten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ELCMUB+CMR12" svg:font-family="ELCMUB+CMR12"/>
    <style:font-face style:name="FEBRPC+CMBX12" svg:font-family="FEBRPC+CMBX12"/>
    <style:font-face style:name="HKNZKO+CMTI12" svg:font-family="HKNZKO+CMTI12"/>
    <style:font-face style:name="OpenSymbol" svg:font-family="OpenSymbol"/>
    <style:font-face style:name="QEAZUR+CMR10" svg:font-family="QEAZUR+CMR10"/>
    <style:font-face style:name="RGNVTW+CMTT12" svg:font-family="RGNVTW+CMTT12" style:font-family-generic="modern"/>
    <style:font-face style:name="Arial" svg:font-family="Arial" style:font-family-generic="swiss"/>
    <style:font-face style:name="arial" svg:font-family="arial" style:font-family-generic="swiss"/>
    <style:font-face style:name="Monospace" svg:font-family="Monospace"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age-count>9</text:page-count></text:p>
      </style:footer>
      <style:footer-left>
        <text:p text:style-name="MP1"><text:page-number text:select-page="current">9</text:page-number>/<text:page-count>9</text:page-count></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18T21:26:13</meta:creation-date>
    <dc:date>2011-06-21T11:58:56</dc:date>
    <meta:editing-duration>PT28H52M49S</meta:editing-duration>
    <meta:editing-cycles>57</meta:editing-cycles>
    <meta:generator>OpenOffice.org/3.2$Unix OpenOffice.org_project/320m12$Build-9483</meta:generator>
    <meta:document-statistic meta:table-count="0" meta:image-count="0" meta:object-count="0" meta:page-count="9" meta:paragraph-count="154" meta:word-count="2488" meta:character-count="14972"/>
  </office:meta>
</office:document-meta>
</file>